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05e" officeooo:paragraph-rsid="0008a05e"/>
    </style:style>
    <style:style style:name="P2" style:family="paragraph" style:parent-style-name="Standard">
      <style:text-properties officeooo:rsid="0008ca4e" officeooo:paragraph-rsid="0008ca4e"/>
    </style:style>
    <style:style style:name="P3" style:family="paragraph" style:parent-style-name="Standard">
      <style:text-properties officeooo:rsid="0008dbd9" officeooo:paragraph-rsid="0008dbd9"/>
    </style:style>
    <style:style style:name="P4" style:family="paragraph" style:parent-style-name="Standard">
      <style:text-properties officeooo:rsid="000a7546" officeooo:paragraph-rsid="000a7546"/>
    </style:style>
    <style:style style:name="P5" style:family="paragraph" style:parent-style-name="Standard">
      <style:text-properties officeooo:rsid="000bef56" officeooo:paragraph-rsid="000bef56"/>
    </style:style>
    <style:style style:name="P6" style:family="paragraph" style:parent-style-name="Standard">
      <style:text-properties officeooo:rsid="000ca6ec" officeooo:paragraph-rsid="000ca6ec"/>
    </style:style>
    <style:style style:name="P7" style:family="paragraph" style:parent-style-name="Standard">
      <style:text-properties officeooo:rsid="000e08ef" officeooo:paragraph-rsid="000e08ef"/>
    </style:style>
    <style:style style:name="P8" style:family="paragraph" style:parent-style-name="Standard">
      <style:text-properties officeooo:rsid="000ec9ae" officeooo:paragraph-rsid="000ec9ae"/>
    </style:style>
    <style:style style:name="P9" style:family="paragraph" style:parent-style-name="Standard">
      <style:text-properties officeooo:rsid="000ef987" officeooo:paragraph-rsid="000ef987"/>
    </style:style>
    <style:style style:name="T1" style:family="text">
      <style:text-properties officeooo:rsid="000a75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 ~ ( Home directory)</text:p>
      <text:p text:style-name="P1">cd / ( Root directory )</text:p>
      <text:p text:style-name="P2">cd - ( Previous working director<text:span text:style-name="T1">y </text:span>)</text:p>
      <text:p text:style-name="P3">ls ( list files )</text:p>
      <text:p text:style-name="P4">ls -l ( permissions, file or directory )</text:p>
      <text:p text:style-name="P4">ls -a ( hidden files )</text:p>
      <text:p text:style-name="P5">ls -t ( sort by time )</text:p>
      <text:p text:style-name="P5">ls -r ( reverse order )</text:p>
      <text:p text:style-name="P5">ls -lt</text:p>
      <text:p text:style-name="P5">ls -ltr</text:p>
      <text:p text:style-name="P6">ls -R [directory <text:s/>name] ( list recursively files and sub folders of given directory)</text:p>
      <text:p text:style-name="P6"/>
      <text:p text:style-name="P7">rm -r ( recursively )</text:p>
      <text:p text:style-name="P7">rm -f ( forcefully )</text:p>
      <text:p text:style-name="P8">rm -i ( interactive, it will prompt before deleting )</text:p>
      <text:p text:style-name="P9">rm -rf</text:p>
      <text:p text:style-name="P9">rm -ri</text:p>
      <text:p text:style-name="P9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20:59:33.212505617</meta:creation-date>
    <dc:date>2020-05-24T18:12:35.445850054</dc:date>
    <meta:editing-duration>PT2H35M6S</meta:editing-duration>
    <meta:editing-cycles>9</meta:editing-cycles>
    <meta:generator>LibreOffice/6.4.3.2$Linux_X86_64 LibreOffice_project/40$Build-2</meta:generator>
    <meta:document-statistic meta:table-count="0" meta:image-count="0" meta:object-count="0" meta:page-count="1" meta:paragraph-count="16" meta:word-count="92" meta:character-count="407" meta:non-whitespace-character-count="330"/>
  </office:meta>
</office:document-meta>
</file>